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83.5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Run_AverageRewards" table:style-name="ta1">
        <table:shapes>
          <draw:frame draw:z-index="0" draw:style-name="gr1" draw:text-style-name="P1" svg:width="453.51pt" svg:height="255.09pt" svg:x="136.86pt" svg:y="2.83pt">
            <draw:object draw:notify-on-update-of-ranges="TestRun_AverageRewards.A1:TestRun_AverageRewards.A1 TestRun_AverageRewards.A2:TestRun_AverageRewards.A101 TestRun_AverageRewards.B1:TestRun_AverageRewards.B1 TestRun_AverageRewards.B2:TestRun_AverageRewards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pisodes</text:p>
          </table:table-cell>
          <table:table-cell office:value-type="string" calcext:value-type="string">
            <text:p><text:s/>Average Rewar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850" calcext:value-type="float">
            <text:p>-185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769.86" calcext:value-type="float">
            <text:p>-1769.8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812.32" calcext:value-type="float">
            <text:p>-1812.3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850" calcext:value-type="float">
            <text:p>-18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850" calcext:value-type="float">
            <text:p>-185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1790.76" calcext:value-type="float">
            <text:p>-1790.7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1691.72" calcext:value-type="float">
            <text:p>-1691.7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1850" calcext:value-type="float">
            <text:p>-185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1850" calcext:value-type="float">
            <text:p>-18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641.92" calcext:value-type="float">
            <text:p>-1641.9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1402.82" calcext:value-type="float">
            <text:p>-1402.8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1850" calcext:value-type="float">
            <text:p>-185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1850" calcext:value-type="float">
            <text:p>-185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-1547.38" calcext:value-type="float">
            <text:p>-1547.3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733.86" calcext:value-type="float">
            <text:p>-733.8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-1693.86" calcext:value-type="float">
            <text:p>-1693.8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-1471.26" calcext:value-type="float">
            <text:p>-1471.2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-1556.22" calcext:value-type="float">
            <text:p>-1556.2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-1739.74" calcext:value-type="float">
            <text:p>-1739.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758.1" calcext:value-type="float">
            <text:p>-758.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-380.1" calcext:value-type="float">
            <text:p>-380.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-304.06" calcext:value-type="float">
            <text:p>-304.0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-390.24" calcext:value-type="float">
            <text:p>-390.2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-1740.34" calcext:value-type="float">
            <text:p>-1740.3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895.54" calcext:value-type="float">
            <text:p>-895.5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-273.2" calcext:value-type="float">
            <text:p>-273.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-359" calcext:value-type="float">
            <text:p>-35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-112.66" calcext:value-type="float">
            <text:p>-112.6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-68.38" calcext:value-type="float">
            <text:p>-68.3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-90.24" calcext:value-type="float">
            <text:p>-90.2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-73.94" calcext:value-type="float">
            <text:p>-73.94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-52.6" calcext:value-type="float">
            <text:p>-52.6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-52.28" calcext:value-type="float">
            <text:p>-52.28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-65.5" calcext:value-type="float">
            <text:p>-65.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-66.48" calcext:value-type="float">
            <text:p>-66.4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-73.18" calcext:value-type="float">
            <text:p>-73.18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-64.36" calcext:value-type="float">
            <text:p>-64.36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-52.32" calcext:value-type="float">
            <text:p>-52.32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-64.42" calcext:value-type="float">
            <text:p>-64.4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-53.42" calcext:value-type="float">
            <text:p>-53.42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-51.88" calcext:value-type="float">
            <text:p>-51.88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-70.22" calcext:value-type="float">
            <text:p>-70.22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-68.28" calcext:value-type="float">
            <text:p>-68.2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-64.9" calcext:value-type="float">
            <text:p>-64.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-65.82" calcext:value-type="float">
            <text:p>-65.82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-69.38" calcext:value-type="float">
            <text:p>-69.38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-52.36" calcext:value-type="float">
            <text:p>-52.36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-62.3" calcext:value-type="float">
            <text:p>-62.3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-63.4" calcext:value-type="float">
            <text:p>-63.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-52.52" calcext:value-type="float">
            <text:p>-52.52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-64.4" calcext:value-type="float">
            <text:p>-64.4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-65.54" calcext:value-type="float">
            <text:p>-65.54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-97.52" calcext:value-type="float">
            <text:p>-97.52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-63.64" calcext:value-type="float">
            <text:p>-63.64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-67.66" calcext:value-type="float">
            <text:p>-67.66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-68.64" calcext:value-type="float">
            <text:p>-68.64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-64.46" calcext:value-type="float">
            <text:p>-64.46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-63.6" calcext:value-type="float">
            <text:p>-63.6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-62.28" calcext:value-type="float">
            <text:p>-62.2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-64.3" calcext:value-type="float">
            <text:p>-64.3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-66.86" calcext:value-type="float">
            <text:p>-66.86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-65.68" calcext:value-type="float">
            <text:p>-65.6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-64.36" calcext:value-type="float">
            <text:p>-64.36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-63.26" calcext:value-type="float">
            <text:p>-63.26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-65.68" calcext:value-type="float">
            <text:p>-65.68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-65.5" calcext:value-type="float">
            <text:p>-65.5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-64.06" calcext:value-type="float">
            <text:p>-64.06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-65.64" calcext:value-type="float">
            <text:p>-65.6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-52.08" calcext:value-type="float">
            <text:p>-52.08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-52.22" calcext:value-type="float">
            <text:p>-52.22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-63.66" calcext:value-type="float">
            <text:p>-63.66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-63.48" calcext:value-type="float">
            <text:p>-63.48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-66.38" calcext:value-type="float">
            <text:p>-66.38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-63.96" calcext:value-type="float">
            <text:p>-63.96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-64.02" calcext:value-type="float">
            <text:p>-64.02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-68.2" calcext:value-type="float">
            <text:p>-68.2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-63.9" calcext:value-type="float">
            <text:p>-63.9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-61.24" calcext:value-type="float">
            <text:p>-61.2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-52.46" calcext:value-type="float">
            <text:p>-52.46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-65.42" calcext:value-type="float">
            <text:p>-65.42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-63.28" calcext:value-type="float">
            <text:p>-63.28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-62.3" calcext:value-type="float">
            <text:p>-62.3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-53.04" calcext:value-type="float">
            <text:p>-53.04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-66.78" calcext:value-type="float">
            <text:p>-66.78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-63.28" calcext:value-type="float">
            <text:p>-63.28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-66.9" calcext:value-type="float">
            <text:p>-66.9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-60.28" calcext:value-type="float">
            <text:p>-60.28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-60.36" calcext:value-type="float">
            <text:p>-60.3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-61.78" calcext:value-type="float">
            <text:p>-61.78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-66.36" calcext:value-type="float">
            <text:p>-66.36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-65.14" calcext:value-type="float">
            <text:p>-65.14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-65.42" calcext:value-type="float">
            <text:p>-65.42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-67.2" calcext:value-type="float">
            <text:p>-67.2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-68.44" calcext:value-type="float">
            <text:p>-68.44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-66.28" calcext:value-type="float">
            <text:p>-66.28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-66.98" calcext:value-type="float">
            <text:p>-66.98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-65.26" calcext:value-type="float">
            <text:p>-65.26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-65.62" calcext:value-type="float">
            <text:p>-65.6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-68.02" calcext:value-type="float">
            <text:p>-68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9T15:31:54.654000000</dc:date>
    <meta:editing-duration>PT1M43S</meta:editing-duration>
    <meta:editing-cycles>1</meta:editing-cycles>
    <meta:generator>LibreOffice/6.1.3.2$Windows_X86_64 LibreOffice_project/86daf60bf00efa86ad547e59e09d6bb77c699acb</meta:generator>
    <meta:document-statistic meta:table-count="1" meta:cell-count="2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73cm" svg:y="0.316cm" chart:style-name="ch2">
          <text:p>Q-Learning Policy (Per 100 Episodes)</text:p>
        </chart:title>
        <chart:plot-area chart:style-name="ch3" table:cell-range-address="TestRun_AverageRewards.A1:TestRun_AverageRewards.B101" chart:data-source-has-labels="both" svg:x="1.331cm" svg:y="1.275cm" svg:width="14.349cm" svg:height="6.564cm">
          <chartooo:coordinate-region svg:x="2.429cm" svg:y="1.473cm" svg:width="12.786cm" svg:height="6.167cm"/>
          <chart:axis chart:dimension="x" chart:name="primary-x" chart:style-name="ch4" chartooo:axis-type="auto">
            <chart:title svg:x="7.469cm" svg:y="8.019cm" chart:style-name="ch5">
              <text:p># of Episodes</text:p>
            </chart:title>
            <chart:categories table:cell-range-address="TestRun_AverageRewards.A2:TestRun_AverageRewards.A101"/>
            <chart:grid chart:style-name="ch6" chart:class="major"/>
          </chart:axis>
          <chart:axis chart:dimension="y" chart:name="primary-y" chart:style-name="ch4">
            <chart:title svg:x="0.451cm" svg:y="5.831cm" chart:style-name="ch7">
              <text:p>Average Reward</text:p>
            </chart:title>
            <chart:grid chart:style-name="ch6" chart:class="major"/>
          </chart:axis>
          <chart:series chart:style-name="ch8" chart:values-cell-range-address="TestRun_AverageRewards.B2:TestRun_AverageRewards.B101" chart:label-cell-address="TestRun_AverageRewards.B1:TestRun_AverageRewards.B1" chart:class="chart:scatter">
            <chart:domain table:cell-range-address="TestRun_AverageRewards.A2:TestRun_AverageRewards.A101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verage Reward</text:p>
                <draw:g>
                  <svg:desc>TestRun_AverageRewards.B1:TestRun_AverageRewards.B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TestRun_AverageRewards.A2:TestRun_AverageRewards.A101</svg:desc>
                </draw:g>
              </table:table-cell>
              <table:table-cell office:value-type="float" office:value="-1850">
                <text:p>-1850</text:p>
                <draw:g>
                  <svg:desc>TestRun_AverageRewards.B2:TestRun_AverageRewards.B10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1769.86">
                <text:p>-1769.8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1812.32">
                <text:p>-1812.3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-1850">
                <text:p>-185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-1850">
                <text:p>-185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-1790.76">
                <text:p>-1790.7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-1691.72">
                <text:p>-1691.7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-1850">
                <text:p>-185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-1850">
                <text:p>-185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1641.92">
                <text:p>-1641.92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-1402.82">
                <text:p>-1402.8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-1850">
                <text:p>-185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-1850">
                <text:p>-185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-1547.38">
                <text:p>-1547.3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-733.86">
                <text:p>-733.8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-1693.86">
                <text:p>-1693.8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-1471.26">
                <text:p>-1471.2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-1556.22">
                <text:p>-1556.2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-1739.74">
                <text:p>-1739.7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-758.1">
                <text:p>-758.1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-380.1">
                <text:p>-380.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-304.06">
                <text:p>-304.0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-390.24">
                <text:p>-390.2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-1740.34">
                <text:p>-1740.3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-895.54">
                <text:p>-895.54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-273.2">
                <text:p>-273.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-359">
                <text:p>-35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-112.66">
                <text:p>-112.6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-68.38">
                <text:p>-68.3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-90.24">
                <text:p>-90.24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-73.94">
                <text:p>-73.94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-52.6">
                <text:p>-52.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-52.28">
                <text:p>-52.28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-65.5">
                <text:p>-65.5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-66.48">
                <text:p>-66.48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-73.18">
                <text:p>-73.1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-64.36">
                <text:p>-64.36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-52.32">
                <text:p>-52.32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-64.42">
                <text:p>-64.4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-53.42">
                <text:p>-53.42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-51.88">
                <text:p>-51.88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-70.22">
                <text:p>-70.22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-68.28">
                <text:p>-68.28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-64.9">
                <text:p>-64.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-65.82">
                <text:p>-65.82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-69.38">
                <text:p>-69.38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-52.36">
                <text:p>-52.3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-62.3">
                <text:p>-62.3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-63.4">
                <text:p>-63.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52.52">
                <text:p>-52.52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-64.4">
                <text:p>-64.4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-65.54">
                <text:p>-65.54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-97.52">
                <text:p>-97.52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-63.64">
                <text:p>-63.64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-67.66">
                <text:p>-67.66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-68.64">
                <text:p>-68.64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-64.46">
                <text:p>-64.46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-63.6">
                <text:p>-63.6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-62.28">
                <text:p>-62.2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-64.3">
                <text:p>-64.3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-66.86">
                <text:p>-66.86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-65.68">
                <text:p>-65.68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-64.36">
                <text:p>-64.36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-63.26">
                <text:p>-63.26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-65.68">
                <text:p>-65.68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-65.5">
                <text:p>-65.5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-64.06">
                <text:p>-64.06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-65.64">
                <text:p>-65.6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-52.08">
                <text:p>-52.08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-52.22">
                <text:p>-52.22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-63.66">
                <text:p>-63.66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-63.48">
                <text:p>-63.48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-66.38">
                <text:p>-66.38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-63.96">
                <text:p>-63.96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-64.02">
                <text:p>-64.02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-68.2">
                <text:p>-68.2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-63.9">
                <text:p>-63.9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-61.24">
                <text:p>-61.2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-52.46">
                <text:p>-52.46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-65.42">
                <text:p>-65.42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-63.28">
                <text:p>-63.28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-62.3">
                <text:p>-62.3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-53.04">
                <text:p>-53.04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-66.78">
                <text:p>-66.78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-63.28">
                <text:p>-63.28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-66.9">
                <text:p>-66.9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-60.28">
                <text:p>-60.28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-60.36">
                <text:p>-60.3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-61.78">
                <text:p>-61.78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-66.36">
                <text:p>-66.36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-65.14">
                <text:p>-65.14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-65.42">
                <text:p>-65.42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-67.2">
                <text:p>-67.2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-68.44">
                <text:p>-68.44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-66.28">
                <text:p>-66.28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-66.98">
                <text:p>-66.98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-65.26">
                <text:p>-65.26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-65.62">
                <text:p>-65.6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68.02">
                <text:p>-68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